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956b2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1f537"/>
    </style:style>
    <style:style style:name="P4" style:family="paragraph" style:parent-style-name="Text_20_body">
      <style:paragraph-properties fo:margin-left="0in" fo:margin-right="0in" fo:margin-top="0.1402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c66e2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f7d02" style:text-blinking="false" fo:background-color="transparent"/>
    </style:style>
    <style:style style:name="P6" style:family="paragraph" style:parent-style-name="Text_20_body">
      <style:paragraph-properties fo:margin-left="0in" fo:margin-right="0in" fo:margin-top="0.1402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7" style:family="paragraph" style:parent-style-name="Text_20_body">
      <style:paragraph-properties fo:margin-left="0in" fo:margin-right="0in" fo:margin-top="0.1402in" fo:margin-bottom="0.1402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f7d02" style:text-blinking="false" fo:background-color="transparen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line-height="120%" fo:text-align="justify" style:justify-single-word="false" fo:text-indent="0in" style:auto-text-indent="false" style:writing-mode="lr-tb"/>
      <style:text-properties officeooo:paragraph-rsid="003c66e2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956b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4ae44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40f4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be4c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d2680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7">1</text:span><text:span text:style-name="T6">.</text:span><text:span text:style-name="T8">2</text:span><text:span text:style-name="T4">. </text:span><text:span text:style-name="T7">La máquina de licuados v</text:span><text:span text:style-name="T8">2</text:span><text:span text:style-name="T7">.0</text:span></text:p>
      <text:p text:style-name="P5">La idea de esta actividad es que construyas procedimientos que sirvan para que la máquina haga un licuado de 1, 2 o 3 bananas cuando se presiona cada uno de los 3 botones (con las teclas &lt;S\&gt; para Suave, &lt;N\&gt; para Normal y &lt;F\&gt; para Fuerte). Una vez listo, el licuado se puede retirar de la máquina utilizando la tecla &lt;ESPACIO\&gt;.</text:p>
      <text:p text:style-name="P6">Para hacer el licuado en esta máquina, primero debe ponerse la leche, luego la cantidad de bananas <text:s/>necesaria, luego licuar, servir y entregar el licuado. Para volver a comenzar, el usuario debe retirar el licuado. Cualquier alteración de este orden, o colocar la cantidad incorrecta de bananas, produce un mal funcionamiento de la máquina.</text:p>
      <text:p text:style-name="P7">Una vez más, tenés que ponerle nombre a tus procedimientos. Fijate que los tres nombres tienen que representar las situacione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1">Pastilla: </text:span><text:span text:style-name="T3">¡Gracias!</text:span></text:p>
            <text:p text:style-name="P4">Esta actividad fue imaginada y diseñada por el equipo de extensión del DC de la UBA: <text:s/>Turjanski P., Cossio C., Brassesco V., <text:s/>Fernandez G., Bonomi C., Lagos F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2-30T11:59:53.360000000</dc:date>
    <meta:editing-duration>PT53M7S</meta:editing-duration>
    <meta:editing-cycles>44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6" meta:word-count="172" meta:character-count="1017" meta:non-whitespace-character-count="848"/>
  </office:meta>
</office:document-meta>
</file>